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automatic-styles>
    <style:style style:name="P1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ae19d" officeooo:paragraph-rsid="001ae19d"/>
    </style:style>
    <style:style style:name="P2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cdd96" officeooo:paragraph-rsid="001cdd96"/>
    </style:style>
    <style:style style:name="P3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1e9ee7" officeooo:paragraph-rsid="001e9ee7"/>
    </style:style>
    <style:style style:name="P4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01542" officeooo:paragraph-rsid="00201542"/>
    </style:style>
    <style:style style:name="P5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07128" officeooo:paragraph-rsid="00207128"/>
    </style:style>
    <style:style style:name="P6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1af5d" officeooo:paragraph-rsid="0021af5d"/>
    </style:style>
    <style:style style:name="P7" style:family="paragraph" style:parent-style-name="Text_20_body">
      <style:paragraph-properties fo:margin-top="0.1665in" fo:margin-bottom="0.0835in" loext:contextual-spacing="false" fo:text-align="start" style:justify-single-word="false"/>
      <style:text-properties style:text-underline-style="none" officeooo:rsid="002289f2" officeooo:paragraph-rsid="002289f2"/>
    </style:style>
    <style:style style:name="P8" style:family="paragraph" style:parent-style-name="Text_20_body">
      <style:paragraph-properties fo:margin-top="0.1665in" fo:margin-bottom="0.0835in" loext:contextual-spacing="false" fo:text-align="start" style:justify-single-word="false"/>
    </style:style>
    <style:style style:name="P9" style:family="paragraph" style:parent-style-name="Text_20_body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10" style:family="paragraph" style:parent-style-name="Heading_20_1" style:list-style-name="WWNum1">
      <style:paragraph-properties fo:margin-top="0.1665in" fo:margin-bottom="0.0835in" loext:contextual-spacing="false" fo:text-align="start" style:justify-single-word="false"/>
      <style:text-properties officeooo:paragraph-rsid="0018bcb0"/>
    </style:style>
    <style:style style:name="P11" style:family="paragraph" style:parent-style-name="Heading_20_1" style:list-style-name="WWNum1" style:master-page-name="Standard">
      <style:paragraph-properties fo:margin-top="0.1665in" fo:margin-bottom="0.0835in" loext:contextual-spacing="false" fo:text-align="start" style:justify-single-word="false" style:page-number="auto"/>
      <style:text-properties officeooo:paragraph-rsid="0018bcb0"/>
    </style:style>
    <style:style style:name="T1" style:family="text"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solid" style:text-underline-width="auto" style:text-underline-color="font-color" fo:font-weight="normal" officeooo:rsid="0018bcb0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normal" officeooo:rsid="0021af5d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8072998" text:style-name="WWNum1">
        <text:list-item>
          <text:h text:style-name="P11" text:outline-level="1"><text:span text:style-name="T1">1.1 – Programming Paradigms</text:span></text:h>
        </text:list-item>
      </text:list>
      <text:p text:style-name="P1"><text:span text:style-name="T3">Functional programming vs imperative</text:span></text:p>
      <text:p text:style-name="P1"><text:span text:style-name="T3">Uses of functional programming</text:span></text:p>
      <text:list xml:id="list191637033649919" text:continue-numbering="true" text:style-name="WWNum1">
        <text:list-item>
          <text:h text:style-name="P10" text:outline-level="1"><text:span text:style-name="T1">1.2 – Course Details</text:span></text:h>
        </text:list-item>
      </text:list>
      <text:p text:style-name="P2"><text:span text:style-name="T3">No exam</text:span></text:p>
      <text:p text:style-name="P2"><text:span text:style-name="T3">Don’t be a dick and try to do it by urself if you’re stuck for 4 hours. You fucking bellend</text:span></text:p>
      <text:p text:style-name="P8"><text:span text:style-name="T1">2.1 – What is a pure function?</text:span></text:p>
      <text:p text:style-name="P2"><text:span text:style-name="T3">Definition of a function</text:span></text:p>
      <text:p text:style-name="P2"><text:span text:style-name="T3">Black box context</text:span></text:p>
      <text:p text:style-name="P2"><text:span text:style-name="T3">Subroutine side effects vs pure function</text:span></text:p>
      <text:p text:style-name="P2"><text:span text:style-name="T3">Problems with side effects</text:span></text:p>
      <text:p text:style-name="P2"><text:span text:style-name="T3">Lack of void functions</text:span></text:p>
      <text:p text:style-name="P2"><text:span text:style-name="T3">Pure functions’ deterministic vs side effects</text:span></text:p>
      <text:p text:style-name="P8"><text:span text:style-name="T1">2.2 – What is functional programming?</text:span></text:p>
      <text:p text:style-name="P3"><text:span text:style-name="T3">Not in functional programming</text:span></text:p>
      <text:p text:style-name="P3"><text:span text:style-name="T3">Need for side effects</text:span></text:p>
      <text:p text:style-name="P8"><text:span text:style-name="T1">3.1 – Getting Started with Haskell</text:span></text:p>
      <text:p text:style-name="P4"><text:span text:style-name="T3">Ghci interpreter</text:span></text:p>
      <text:p text:style-name="P4"><text:span text:style-name="T3">C </text:span><text:span text:style-name="T4">influence</text:span></text:p>
      <text:p text:style-name="P4"><text:span text:style-name="T3">Functions </text:span><text:span text:style-name="T4">vs. operators</text:span></text:p>
      <text:p text:style-name="P6"><text:span text:style-name="T3">Argument syntax</text:span></text:p>
      <text:p text:style-name="P6"><text:span text:style-name="T3">Normal to infix, vice versa</text:span></text:p>
      <text:p text:style-name="P8"><text:soft-page-break/><text:span text:style-name="T1">3.2 – Writing Our Own Functions</text:span></text:p>
      <text:p text:style-name="P6"><text:span text:style-name="T3">Running programs</text:span></text:p>
      <text:p text:style-name="P6"><text:span text:style-name="T3">Naming rules</text:span></text:p>
      <text:p text:style-name="P5"><text:span text:style-name="T3">Body</text:span></text:p>
      <text:p text:style-name="P6"><text:span text:style-name="T3">Comments</text:span></text:p>
      <text:p text:style-name="P6"><text:span text:style-name="T3">Introduction to side effect</text:span></text:p>
      <text:p text:style-name="P8"><text:span text:style-name="T1">4.1 – If</text:span></text:p>
      <text:p text:style-name="P5"><text:span text:style-name="T3">Functional if</text:span></text:p>
      <text:p text:style-name="P6"><text:span text:style-name="T3">Strong type</text:span></text:p>
      <text:p text:style-name="P6"><text:span text:style-name="T3">Definition of an expression</text:span></text:p>
      <text:p text:style-name="P6"><text:span text:style-name="T3">Combining functions</text:span></text:p>
      <text:p text:style-name="P6"><text:span text:style-name="T3">Soft lack of nested ifs</text:span></text:p>
      <text:p text:style-name="P6"><text:span text:style-name="T3">Ternary operators </text:span></text:p>
      <text:p text:style-name="P8"><text:span text:style-name="T1">4.2 – Let</text:span></text:p>
      <text:p text:style-name="P7"><text:span text:style-name="T3">Repeated use</text:span></text:p>
      <text:p text:style-name="P7"><text:span text:style-name="T3">Bindings</text:span></text:p>
      <text:p text:style-name="P7"><text:span text:style-name="T3">Multiple lines</text:span></text:p>
      <text:p text:style-name="P7"><text:span text:style-name="T3">Indentation</text:span></text:p>
      <text:p text:style-name="P8"><text:span text:style-name="T1">5.1 – Tuples</text:span></text:p>
      <text:p text:style-name="P8"><text:span text:style-name="T1">5.2 – List</text:span></text:p>
      <text:p text:style-name="P8"><text:span text:style-name="T1">6.1 – List Ranges</text:span></text:p>
      <text:p text:style-name="P8"><text:span text:style-name="T1">6.2 – List Comprehensions</text:span></text:p>
      <text:p text:style-name="P8"><text:span text:style-name="T1">7.1 – Recursion</text:span></text:p>
      <text:p text:style-name="P8"><text:soft-page-break/><text:span text:style-name="T1">7.2 – More Complex Recursion and Guards</text:span></text:p>
      <text:p text:style-name="P8"><text:span text:style-name="T1">8.1 – List Recursion</text:span></text:p>
      <text:p text:style-name="P8"><text:span text:style-name="T1">8.2 – List Recursion Examples</text:span></text:p>
      <text:p text:style-name="P8"><text:span text:style-name="T1">9.1 – Where Syntax</text:span></text:p>
      <text:p text:style-name="P8"><text:span text:style-name="T1">9.2 – Recursion with multiple lists</text:span></text:p>
      <text:p text:style-name="P8"><text:span text:style-name="T1">9.3 – Mutual and Multiple Recursion</text:span></text:p>
      <text:p text:style-name="P8"><text:span text:style-name="T1">10.1 – The Caesar Cipher</text:span></text:p>
      <text:p text:style-name="P8"><text:span text:style-name="T1">10.2 – Cracking the Caesar Cipher</text:span></text:p>
      <text:p text:style-name="P8"><text:span text:style-name="T2">1</text:span><text:span text:style-name="T1">1 – Assignment 1</text:span></text:p>
      <text:p text:style-name="P8"><text:span text:style-name="T1">12.</text:span><text:span text:style-name="T2">1</text:span><text:span text:style-name="T1"> – Types</text:span></text:p>
      <text:p text:style-name="P8"><text:span text:style-name="T1">12.2 – Function Types</text:span></text:p>
      <text:p text:style-name="P8"><text:span text:style-name="T1">13.1 – Polymorphic Types</text:span></text:p>
      <text:p text:style-name="P8"><text:span text:style-name="T1">13.2 – Type Classes</text:span></text:p>
      <text:p text:style-name="P8"><text:span text:style-name="T1">14.1 – More Type Classes</text:span></text:p>
      <text:p text:style-name="P8"><text:span text:style-name="T1">14.2 – Higher Order Functions</text:span></text:p>
      <text:p text:style-name="P8"><text:span text:style-name="T1">14.3 – Anonymous Functions</text:span></text:p>
      <text:p text:style-name="P8"><text:span text:style-name="T1">15.1 – Map</text:span></text:p>
      <text:p text:style-name="P8"><text:span text:style-name="T1">15.2 – Filter</text:span></text:p>
      <text:p text:style-name="P8"><text:span text:style-name="T1">16.1 – Fold</text:span></text:p>
      <text:p text:style-name="P8"><text:span text:style-name="T1">16.2 – More on Fold</text:span></text:p>
      <text:p text:style-name="P8"><text:span text:style-name="T1">17.1 – Scan</text:span></text:p>
      <text:p text:style-name="P8"><text:span text:style-name="T1">17.2 – More Higher Order Functions</text:span></text:p>
      <text:p text:style-name="P8"><text:span text:style-name="T1">18.1 – Higher Order Programming Example</text:span></text:p>
      <text:p text:style-name="P8"><text:soft-page-break/><text:span text:style-name="T1">18.2 – Voting Examples</text:span></text:p>
      <text:p text:style-name="P9"><text:span text:style-name="T1">19.1 – Custom Types</text:span></text:p>
      <text:p text:style-name="P9"><text:span text:style-name="T1">19.2– More Complex Custom Types</text:span></text:p>
      <text:p text:style-name="P8"><text:span text:style-name="T1">20.1 – Assignment 1 Feedback</text:span></text:p>
      <text:p text:style-name="P9"><text:span text:style-name="T1">20.2 – Assignment 2</text:span></text:p>
      <text:p text:style-name="P9"><text:span text:style-name="T1">21.1 – Parameterized Custom Types</text:span></text:p>
      <text:p text:style-name="P8"><text:span text:style-name="T1">21.2 – Maybe and Either</text:span></text:p>
      <text:p text:style-name="P8"><text:span text:style-name="T1">22.1 – Recursive Types</text:span></text:p>
      <text:p text:style-name="P8"><text:span text:style-name="T1">22.2 – Trees</text:span></text:p>
      <text:p text:style-name="P8"><text:span text:style-name="T1">23.1 – IO</text:span></text:p>
      <text:p text:style-name="P8"><text:span text:style-name="T1">23.2 – Writing IO Code</text:span></text:p>
      <text:p text:style-name="P8"><text:span text:style-name="T1">24.1 – Writing Programs</text:span></text:p>
      <text:p text:style-name="P8"><text:span text:style-name="T1">24.2 – Useful IO Functions</text:span></text:p>
      <text:p text:style-name="P8"><text:span text:style-name="T1">25 – IO Example</text:span></text:p>
      <text:p text:style-name="P9"><text:span text:style-name="T1">Class Test Information</text:span></text:p>
      <text:p text:style-name="P9"><text:span text:style-name="T1">26.1 – Evaluation Strategies</text:span></text:p>
      <text:p text:style-name="P8"><text:span text:style-name="T1">26.2 – Lazy Lists</text:span></text:p>
      <text:p text:style-name="P8"><text:span text:style-name="T1">27 – Tail Recursion</text:span></text:p>
      <text:p text:style-name="P8"><text:span text:style-name="T1">28.1 – Assignment 2 Feedback</text:span></text:p>
      <text:p text:style-name="P8"><text:span text:style-name="T1">28.2 – Assignment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, Arial" style:font-family-generic="roman" style:font-pitch="variable"/>
    <style:font-face style:name="永中宋体" svg:font-family="永中宋体" style:font-family-generic="roman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calibri1" svg:font-family="calibri, Arial" style:font-family-generic="system" style:font-pitch="variable"/>
    <style:font-face style:name="宋体" svg:font-family="宋体, 永中宋体" style:font-family-generic="system" style:font-pitch="variable"/>
    <style:font-face style:name="永中宋体1" svg:font-family="永中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fals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roman" style:font-pitch="variable" fo:font-size="10.5pt" fo:language="en" fo:country="US" style:letter-kerning="true" style:font-name-asian="宋体" style:font-family-asian="宋体, 永中宋体" style:font-family-generic-asian="system" style:font-pitch-asian="variable" style:font-size-asian="10.5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题注" style:family="paragraph" style:parent-style-name="Standard" style:default-outline-level="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Subtitles" style:family="paragraph" style:parent-style-name="Standard" style:default-outline-level="">
      <style:text-properties style:font-name="calibri" fo:font-family="calibri, Arial" style:font-family-generic="roman" style:font-pitch="variable" fo:font-size="12pt" style:text-underline-style="solid" style:text-underline-width="auto" style:text-underline-color="font-color" fo:font-weight="normal" style:font-size-asian="12pt" style:font-weight-asian="normal" style:font-name-complex="calibri1" style:font-family-complex="calibri, Arial" style:font-family-generic-complex="system" style:font-pitch-complex="variable" style:font-size-complex="12pt" style:font-weight-complex="normal"/>
    </style:style>
    <style:style style:name="Subtitle" style:family="paragraph" style:parent-style-name="Heading" style:next-style-name="Text_20_body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6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7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8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family-generic="roman" style:font-pitch="variable" style:font-name-complex="永中宋体1" style:font-family-complex="永中宋体" style:font-family-generic-complex="system" style:font-pitch-complex="variable"/>
    </style:style>
    <style:style style:name="默认段落字体" style:family="text"/>
    <style:style style:name="WW-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language>en-US</dc:language>
    <dc:date>2020-12-27T19:16:35.328402818</dc:date>
    <meta:editing-cycles>13</meta:editing-cycles>
    <meta:editing-duration>P1DT11H19M21S</meta:editing-duration>
    <meta:generator>LibreOffice/6.1.5.2$Linux_X86_64 LibreOffice_project/10$Build-2</meta:generator>
    <meta:document-statistic meta:table-count="0" meta:image-count="0" meta:object-count="0" meta:page-count="4" meta:paragraph-count="88" meta:word-count="303" meta:character-count="1957" meta:non-whitespace-character-count="1687"/>
  </office:meta>
</office:document-meta>
</file>